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5-01-2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4-01-02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3-01-17 2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1-12-23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0-12-28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9-12-18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9-01-0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8-01-09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7-01-04 18:1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6-01-12 20:5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4-01-15 15:5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3-01-15 15:3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0-12-29 17:30:5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10-01-06 17:27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8-12-29 18:17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8-01-09 20:12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7-01-04 16:37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6-01-04 23:50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5-01-16 16:25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4-01-07 21:24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3-01-13 18:44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2-01-17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1-01-11 00:24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2000-01-04 21:51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9-01-13 15:4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8-01-14 16:06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6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9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8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4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658097284601</text:p>
          </table:table-cell>
          <table:table-cell office:value-type="string" calcext:value-type="string">
            <text:p>198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6" meta:object-count="0"/>
    <meta:user-defined meta:name="AppVersion">3.0</meta:user-defined>
  </office:meta>
</office:document-meta>
</file>